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36in"/>
    </style:style>
    <style:style style:name="co2" style:family="table-column">
      <style:table-column-properties fo:break-before="auto" style:column-width="1.9055in"/>
    </style:style>
    <style:style style:name="co3" style:family="table-column">
      <style:table-column-properties fo:break-before="auto" style:column-width="1.948in"/>
    </style:style>
    <style:style style:name="co4" style:family="table-column">
      <style:table-column-properties fo:break-before="auto" style:column-width="1.3528in"/>
    </style:style>
    <style:style style:name="co5" style:family="table-column">
      <style:table-column-properties fo:break-before="auto" style:column-width="0.5598in"/>
    </style:style>
    <style:style style:name="co6" style:family="table-column">
      <style:table-column-properties fo:break-before="auto" style:column-width="0.4602in"/>
    </style:style>
    <style:style style:name="co7" style:family="table-column">
      <style:table-column-properties fo:break-before="auto" style:column-width="0.538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4252in"/>
    </style:style>
    <style:style style:name="co10" style:family="table-column">
      <style:table-column-properties fo:break-before="auto" style:column-width="0.7299in"/>
    </style:style>
    <style:style style:name="co11" style:family="table-column">
      <style:table-column-properties fo:break-before="auto" style:column-width="1.6646in"/>
    </style:style>
    <style:style style:name="co12" style:family="table-column">
      <style:table-column-properties fo:break-before="auto" style:column-width="0.1839in"/>
    </style:style>
    <style:style style:name="co13" style:family="table-column">
      <style:table-column-properties fo:break-before="auto" style:column-width="0.9563in"/>
    </style:style>
    <style:style style:name="co14" style:family="table-column">
      <style:table-column-properties fo:break-before="auto" style:column-width="0.6445in"/>
    </style:style>
    <style:style style:name="co15" style:family="table-column">
      <style:table-column-properties fo:break-before="auto" style:column-width="0.9701in"/>
    </style:style>
    <style:style style:name="co16" style:family="table-column">
      <style:table-column-properties fo:break-before="auto" style:column-width="0.5244in"/>
    </style:style>
    <style:style style:name="co17" style:family="table-column">
      <style:table-column-properties fo:break-before="auto" style:column-width="1.4945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622in"/>
    </style:style>
    <style:style style:name="co20" style:family="table-column">
      <style:table-column-properties fo:break-before="auto" style:column-width="0.2626in"/>
    </style:style>
    <style:style style:name="co21" style:family="table-column">
      <style:table-column-properties fo:break-before="auto" style:column-width="1.0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104">
      <style:table-cell-properties fo:border-bottom="0.06pt solid #000000" fo:border-left="0.06pt solid #000000" fo:border-right="none" fo:border-top="none"/>
    </style:style>
    <style:style style:name="ce3" style:family="table-cell" style:parent-style-name="Default" style:data-style-name="N104">
      <style:table-cell-properties fo:border-bottom="none" fo:border-left="0.06pt solid #000000" fo:border-right="none" fo:border-top="none"/>
    </style:style>
    <style:style style:name="ce4" style:family="table-cell" style:parent-style-name="Default" style:data-style-name="N104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104"/>
    <style:style style:name="ce6" style:family="table-cell" style:parent-style-name="Default" style:data-style-name="N104">
      <style:table-cell-properties fo:border="0.06pt solid #000000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5"/>
        <table:table-column table:style-name="co7" table:default-cell-style-name="Default"/>
        <table:table-row table:style-name="ro1">
          <table:table-cell table:style-name="ce1" office:value-type="string">
            <text:p>Quantity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urpose</text:p>
          </table:table-cell>
          <table:table-cell table:style-name="ce1" office:value-type="string">
            <text:p>Vendor</text:p>
          </table:table-cell>
          <table:table-cell table:style-name="ce2" office:value-type="string">
            <text:p>Price</text:p>
          </table:table-cell>
          <table:table-cell table:style-name="ce4" office:value-type="string">
            <text:p>Total</text:p>
          </table:table-cell>
          <table:table-cell table:style-name="ce6" table:formula="of:=SUM([.G2:.G35])" office:value-type="currency" office:currency="USD" office:value="57.388">
            <text:p>$57.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68-8366-5-ND</text:p>
          </table:table-cell>
          <table:table-cell office:value-type="string">
            <text:p>PCA9685 16ch 12-bit PWM</text:p>
          </table:table-cell>
          <table:table-cell office:value-type="string">
            <text:p>PWM slave</text:p>
          </table:table-cell>
          <table:table-cell office:value-type="string">
            <text:p>Digikey</text:p>
          </table:table-cell>
          <table:table-cell office:value-type="currency" office:currency="USD" office:value="2.36">
            <text:p>$2.36</text:p>
          </table:table-cell>
          <table:table-cell table:formula="of:=IF([.A2]&lt;&gt;&quot;&quot;;[.F2]*[.A2];&quot;&quot;)" office:value-type="currency" office:currency="USD" office:value="2.36">
            <text:p>$2.3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C128S022CIMT-ND</text:p>
          </table:table-cell>
          <table:table-cell office:value-type="string">
            <text:p>ADC128S022 8ch 12-bit ADC</text:p>
          </table:table-cell>
          <table:table-cell office:value-type="string">
            <text:p>ADC slave</text:p>
          </table:table-cell>
          <table:table-cell office:value-type="string">
            <text:p>Digikey</text:p>
          </table:table-cell>
          <table:table-cell office:value-type="currency" office:currency="USD" office:value="5.99">
            <text:p>$5.99</text:p>
          </table:table-cell>
          <table:table-cell table:formula="of:=IF([.A3]&lt;&gt;&quot;&quot;;[.F3]*[.A3];&quot;&quot;)" office:value-type="currency" office:currency="USD" office:value="5.99">
            <text:p>$5.9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DM1191-2ARMZ-R7CT-ND</text:p>
          </table:table-cell>
          <table:table-cell office:value-type="string">
            <text:p>ADM1191 Power Monitor</text:p>
          </table:table-cell>
          <table:table-cell office:value-type="string">
            <text:p>Power management</text:p>
          </table:table-cell>
          <table:table-cell office:value-type="string">
            <text:p>Digikey</text:p>
          </table:table-cell>
          <table:table-cell office:value-type="currency" office:currency="USD" office:value="4.458">
            <text:p>$4.46</text:p>
          </table:table-cell>
          <table:table-cell table:formula="of:=IF([.A4]&lt;&gt;&quot;&quot;;[.F4]*[.A4];&quot;&quot;)" office:value-type="currency" office:currency="USD" office:value="49.038">
            <text:p>$49.04</text:p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5]&lt;&gt;&quot;&quot;;[.F5]*[.A5];&quot;&quot;)">
            <text:p/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6]&lt;&gt;&quot;&quot;;[.F6]*[.A6];&quot;&quot;)">
            <text:p/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7]&lt;&gt;&quot;&quot;;[.F7]*[.A7];&quot;&quot;)">
            <text:p/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8]&lt;&gt;&quot;&quot;;[.F8]*[.A8];&quot;&quot;)">
            <text:p/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9]&lt;&gt;&quot;&quot;;[.F9]*[.A9];&quot;&quot;)">
            <text:p/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10]&lt;&gt;&quot;&quot;;[.F10]*[.A10];&quot;&quot;)">
            <text:p/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11]&lt;&gt;&quot;&quot;;[.F11]*[.A11];&quot;&quot;)">
            <text:p/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12]&lt;&gt;&quot;&quot;;[.F12]*[.A12];&quot;&quot;)">
            <text:p/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13]&lt;&gt;&quot;&quot;;[.F13]*[.A13];&quot;&quot;)">
            <text:p/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14]&lt;&gt;&quot;&quot;;[.F14]*[.A14];&quot;&quot;)">
            <text:p/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15]&lt;&gt;&quot;&quot;;[.F15]*[.A15];&quot;&quot;)">
            <text:p/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16]&lt;&gt;&quot;&quot;;[.F16]*[.A16];&quot;&quot;)">
            <text:p/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17]&lt;&gt;&quot;&quot;;[.F17]*[.A17];&quot;&quot;)">
            <text:p/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18]&lt;&gt;&quot;&quot;;[.F18]*[.A18];&quot;&quot;)">
            <text:p/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19]&lt;&gt;&quot;&quot;;[.F19]*[.A19];&quot;&quot;)">
            <text:p/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20]&lt;&gt;&quot;&quot;;[.F20]*[.A20];&quot;&quot;)">
            <text:p/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21]&lt;&gt;&quot;&quot;;[.F21]*[.A21];&quot;&quot;)">
            <text:p/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22]&lt;&gt;&quot;&quot;;[.F22]*[.A22];&quot;&quot;)">
            <text:p/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23]&lt;&gt;&quot;&quot;;[.F23]*[.A23];&quot;&quot;)">
            <text:p/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24]&lt;&gt;&quot;&quot;;[.F24]*[.A24];&quot;&quot;)">
            <text:p/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25]&lt;&gt;&quot;&quot;;[.F25]*[.A25];&quot;&quot;)">
            <text:p/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26]&lt;&gt;&quot;&quot;;[.F26]*[.A26];&quot;&quot;)">
            <text:p/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27]&lt;&gt;&quot;&quot;;[.F27]*[.A27];&quot;&quot;)">
            <text:p/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28]&lt;&gt;&quot;&quot;;[.F28]*[.A28];&quot;&quot;)">
            <text:p/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29]&lt;&gt;&quot;&quot;;[.F29]*[.A29];&quot;&quot;)">
            <text:p/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30]&lt;&gt;&quot;&quot;;[.F30]*[.A30];&quot;&quot;)">
            <text:p/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31]&lt;&gt;&quot;&quot;;[.F31]*[.A31];&quot;&quot;)">
            <text:p/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32]&lt;&gt;&quot;&quot;;[.F32]*[.A32];&quot;&quot;)">
            <text:p/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33]&lt;&gt;&quot;&quot;;[.F33]*[.A33];&quot;&quot;)">
            <text:p/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34]&lt;&gt;&quot;&quot;;[.F34]*[.A34];&quot;&quot;)">
            <text:p/>
          </table:table-cell>
          <table:table-cell/>
        </table:table-row>
        <table:table-row table:style-name="ro1">
          <table:table-cell/>
          <table:table-cell table:number-columns-repeated="4"/>
          <table:table-cell/>
          <table:table-cell table:formula="of:=IF([.A35]&lt;&gt;&quot;&quot;;[.F35]*[.A35];&quot;&quot;)">
            <text:p/>
          </table:table-cell>
          <table:table-cell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nnection" table:style-name="ta1">
        <table:table-column table:style-name="co9" table:default-cell-style-name="ce9"/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" table:default-cell-style-name="Default"/>
        <table:table-column table:style-name="co14" table:default-cell-style-name="ce9"/>
        <table:table-column table:style-name="co15" table:default-cell-style-name="Default"/>
        <table:table-column table:style-name="co12" table:default-cell-style-name="ce9"/>
        <table:table-column table:style-name="co16" table:default-cell-style-name="Default"/>
        <table:table-column table:style-name="co17" table:number-columns-repeated="2" table:default-cell-style-name="Default"/>
        <table:table-column table:style-name="co12" table:default-cell-style-name="ce9"/>
        <table:table-column table:style-name="co18" table:default-cell-style-name="Default"/>
        <table:table-column table:style-name="co19" table:default-cell-style-name="Default"/>
        <table:table-column table:style-name="co20" table:default-cell-style-name="ce9"/>
        <table:table-column table:style-name="co21" table:default-cell-style-name="Default"/>
        <table:table-column table:style-name="co1" table:default-cell-style-name="ce14"/>
        <table:table-row table:style-name="ro1">
          <table:table-cell table:style-name="ce7" office:value-type="string" table:number-columns-spanned="3" table:number-rows-spanned="1">
            <text:p>I2C</text:p>
          </table:table-cell>
          <table:covered-table-cell table:number-columns-repeated="2" table:style-name="ce10"/>
          <table:table-cell table:style-name="ce7" office:value-type="string" table:number-columns-spanned="3" table:number-rows-spanned="1">
            <text:p>SPI</text:p>
          </table:table-cell>
          <table:covered-table-cell table:number-columns-repeated="2" table:style-name="ce10"/>
          <table:table-cell table:style-name="ce7" office:value-type="string" table:number-columns-spanned="2" table:number-rows-spanned="1">
            <text:p>UART</text:p>
          </table:table-cell>
          <table:covered-table-cell table:style-name="ce10"/>
          <table:table-cell table:style-name="ce7" office:value-type="string" table:number-columns-spanned="4" table:number-rows-spanned="1">
            <text:p>GPIO</text:p>
          </table:table-cell>
          <table:covered-table-cell table:number-columns-repeated="3" table:style-name="ce10"/>
          <table:table-cell table:style-name="ce7" office:value-type="string" table:number-columns-spanned="3" table:number-rows-spanned="1">
            <text:p>ADC</text:p>
          </table:table-cell>
          <table:covered-table-cell table:number-columns-repeated="2" table:style-name="ce10"/>
          <table:table-cell table:style-name="ce11" office:value-type="string" table:number-columns-spanned="3" table:number-rows-spanned="1">
            <text:p>PWM</text:p>
          </table:table-cell>
          <table:covered-table-cell table:style-name="ce10"/>
          <table:covered-table-cell table:style-name="ce12"/>
        </table:table-row>
        <table:table-row table:style-name="ro2">
          <table:table-cell table:style-name="ce8" office:value-type="string">
            <text:p>Addr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urpose</text:p>
          </table:table-cell>
          <table:table-cell table:style-name="ce8"/>
          <table:table-cell table:style-name="ce1" office:value-type="string">
            <text:p>Device</text:p>
          </table:table-cell>
          <table:table-cell table:style-name="ce1" office:value-type="string">
            <text:p>Purpose</text:p>
          </table:table-cell>
          <table:table-cell table:style-name="ce8" office:value-type="string">
            <text:p>Device</text:p>
          </table:table-cell>
          <table:table-cell table:style-name="ce1" office:value-type="string">
            <text:p>Purpose</text:p>
          </table:table-cell>
          <table:table-cell table:style-name="ce8"/>
          <table:table-cell table:style-name="ce1" office:value-type="string">
            <text:p>Device</text:p>
          </table:table-cell>
          <table:table-cell table:style-name="ce1" office:value-type="string">
            <text:p>Signal</text:p>
          </table:table-cell>
          <table:table-cell table:style-name="ce1" office:value-type="string">
            <text:p>Purpose</text:p>
          </table:table-cell>
          <table:table-cell table:style-name="ce8"/>
          <table:table-cell table:style-name="ce1" office:value-type="string">
            <text:p>Device</text:p>
          </table:table-cell>
          <table:table-cell table:style-name="ce1" office:value-type="string">
            <text:p>Purpose</text:p>
          </table:table-cell>
          <table:table-cell table:style-name="ce8"/>
          <table:table-cell table:style-name="ce1" office:value-type="string">
            <text:p>Device</text:p>
          </table:table-cell>
          <table:table-cell table:style-name="ce13" office:value-type="string">
            <text:p>Purpose</text:p>
          </table:table-cell>
        </table:table-row>
        <table:table-row table:style-name="ro1">
          <table:table-cell office:value-type="string">
            <text:p>0x1D</text:p>
          </table:table-cell>
          <table:table-cell office:value-type="string">
            <text:p>ADXL345</text:p>
          </table:table-cell>
          <table:table-cell office:value-type="string">
            <text:p>3D motion</text:p>
          </table:table-cell>
          <table:table-cell office:value-type="float" office:value="0">
            <text:p>0</text:p>
          </table:table-cell>
          <table:table-cell office:value-type="string">
            <text:p>ADC128S022</text:p>
          </table:table-cell>
          <table:table-cell office:value-type="string">
            <text:p>ADC</text:p>
          </table:table-cell>
          <table:table-cell office:value-type="string">
            <text:p>GPS</text:p>
          </table:table-cell>
          <table:table-cell office:value-type="string">
            <text:p>Time, positi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V8_IR_EN</text:p>
          </table:table-cell>
          <table:table-cell office:value-type="string">
            <text:p>Sharp shutoff</text:p>
          </table:table-cell>
          <table:table-cell office:value-type="float" office:value="0">
            <text:p>0</text:p>
          </table:table-cell>
          <table:table-cell office:value-type="string">
            <text:p>Sharp</text:p>
          </table:table-cell>
          <table:table-cell office:value-type="string">
            <text:p>Cliff, Port Forward</text:p>
          </table:table-cell>
          <table:table-cell office:value-type="float" office:value="0">
            <text:p>0</text:p>
          </table:table-cell>
          <table:table-cell office:value-type="string">
            <text:p>ESC</text:p>
          </table:table-cell>
          <table:table-cell office:value-type="string">
            <text:p>Lift</text:p>
          </table:table-cell>
        </table:table-row>
        <table:table-row table:style-name="ro2">
          <table:table-cell office:value-type="string">
            <text:p>0x21</text:p>
          </table:table-cell>
          <table:table-cell office:value-type="string">
            <text:p>HMC6352</text:p>
          </table:table-cell>
          <table:table-cell office:value-type="string">
            <text:p>Direction</text:p>
          </table:table-cell>
          <table:table-cell table:number-columns-repeated="3"/>
          <table:table-cell office:value-type="string">
            <text:p>Ricochet</text:p>
          </table:table-cell>
          <table:table-cell office:value-type="string">
            <text:p>Comm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RF02 shutoff</text:p>
          </table:table-cell>
          <table:table-cell office:value-type="float" office:value="1">
            <text:p>1</text:p>
          </table:table-cell>
          <table:table-cell office:value-type="string">
            <text:p>Sharp</text:p>
          </table:table-cell>
          <table:table-cell office:value-type="string">
            <text:p>Cliff, Starboard Forward</text:p>
          </table:table-cell>
          <table:table-cell office:value-type="float" office:value="1">
            <text:p>1</text:p>
          </table:table-cell>
          <table:table-cell office:value-type="string">
            <text:p>ESC</text:p>
          </table:table-cell>
          <table:table-cell office:value-type="string">
            <text:p>Thrust</text:p>
          </table:table-cell>
        </table:table-row>
        <table:table-row table:style-name="ro1">
          <table:table-cell office:value-type="string">
            <text:p>0x50</text:p>
          </table:table-cell>
          <table:table-cell office:value-type="string">
            <text:p>PCA9685</text:p>
          </table:table-cell>
          <table:table-cell office:value-type="string">
            <text:p>PWM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Ricochet shutoff</text:p>
          </table:table-cell>
          <table:table-cell office:value-type="float" office:value="2">
            <text:p>2</text:p>
          </table:table-cell>
          <table:table-cell office:value-type="string">
            <text:p>Sharp</text:p>
          </table:table-cell>
          <table:table-cell office:value-type="string">
            <text:p>Cliff, Port Aft</text:p>
          </table:table-cell>
          <table:table-cell office:value-type="float" office:value="2">
            <text:p>2</text:p>
          </table:table-cell>
          <table:table-cell office:value-type="string">
            <text:p>Servo</text:p>
          </table:table-cell>
          <table:table-cell office:value-type="string">
            <text:p>Rudder</text:p>
          </table:table-cell>
        </table:table-row>
        <table:table-row table:style-name="ro1">
          <table:table-cell office:value-type="string">
            <text:p>0x60</text:p>
          </table:table-cell>
          <table:table-cell office:value-type="string">
            <text:p>ADM1191</text:p>
          </table:table-cell>
          <table:table-cell office:value-type="string">
            <text:p>Main battery sense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office:value-type="string">
            <text:p>Running lights shutoff?</text:p>
          </table:table-cell>
          <table:table-cell office:value-type="float" office:value="3">
            <text:p>3</text:p>
          </table:table-cell>
          <table:table-cell office:value-type="string">
            <text:p>Sharp</text:p>
          </table:table-cell>
          <table:table-cell office:value-type="string">
            <text:p>Cliff, Starboard Aft</text:p>
          </table:table-cell>
          <table:table-cell office:value-type="float" office:value="3">
            <text:p>3</text:p>
          </table:table-cell>
          <table:table-cell office:value-type="string">
            <text:p>Servo</text:p>
          </table:table-cell>
          <table:table-cell office:value-type="string">
            <text:p>Pan</text:p>
          </table:table-cell>
        </table:table-row>
        <table:table-row table:style-name="ro1">
          <table:table-cell office:value-type="string">
            <text:p>0x62</text:p>
          </table:table-cell>
          <table:table-cell office:value-type="string">
            <text:p>ADM1191</text:p>
          </table:table-cell>
          <table:table-cell office:value-type="string">
            <text:p>Lift sense</text:p>
          </table:table-cell>
          <table:table-cell table:number-columns-repeated="5"/>
          <table:table-cell office:value-type="float" office:value="4">
            <text:p>4</text:p>
          </table:table-cell>
          <table:table-cell/>
          <table:table-cell office:value-type="string">
            <text:p>1V8_XCLR</text:p>
          </table:table-cell>
          <table:table-cell office:value-type="string">
            <text:p>BMP085 XCLR</text:p>
          </table:table-cell>
          <table:table-cell office:value-type="float" office:value="4">
            <text:p>4</text:p>
          </table:table-cell>
          <table:table-cell office:value-type="string">
            <text:p>Water</text:p>
          </table:table-cell>
          <table:table-cell office:value-type="string">
            <text:p>Water sensor</text:p>
          </table:table-cell>
          <table:table-cell office:value-type="float" office:value="4">
            <text:p>4</text:p>
          </table:table-cell>
          <table:table-cell office:value-type="string">
            <text:p>Servo</text:p>
          </table:table-cell>
          <table:table-cell office:value-type="string">
            <text:p>Tilt</text:p>
          </table:table-cell>
        </table:table-row>
        <table:table-row table:style-name="ro1">
          <table:table-cell office:value-type="string">
            <text:p>0x64</text:p>
          </table:table-cell>
          <table:table-cell office:value-type="string">
            <text:p>ADM1191</text:p>
          </table:table-cell>
          <table:table-cell office:value-type="string">
            <text:p>Thrust sense</text:p>
          </table:table-cell>
          <table:table-cell table:number-columns-repeated="5"/>
          <table:table-cell office:value-type="float" office:value="5">
            <text:p>5</text:p>
          </table:table-cell>
          <table:table-cell/>
          <table:table-cell office:value-type="string">
            <text:p>1V8_EOC</text:p>
          </table:table-cell>
          <table:table-cell office:value-type="string">
            <text:p>BMP085 EOC</text:p>
          </table:table-cell>
          <table:table-cell office:value-type="float" office:value="5">
            <text:p>5</text:p>
          </table:table-cell>
          <table:table-cell office:value-type="string">
            <text:p>ADXRS652</text:p>
          </table:table-cell>
          <table:table-cell office:value-type="string">
            <text:p>Gyro Rate</text:p>
          </table:table-cell>
          <table:table-cell office:value-type="float" office:value="5">
            <text:p>5</text:p>
          </table:table-cell>
          <table:table-cell office:value-type="string">
            <text:p>Running lights?</text:p>
          </table:table-cell>
          <table:table-cell/>
        </table:table-row>
        <table:table-row table:style-name="ro1">
          <table:table-cell office:value-type="string">
            <text:p>0x66</text:p>
          </table:table-cell>
          <table:table-cell office:value-type="string">
            <text:p>ADM1191</text:p>
          </table:table-cell>
          <table:table-cell office:value-type="string">
            <text:p>Sharp sense</text:p>
          </table:table-cell>
          <table:table-cell table:number-columns-repeated="5"/>
          <table:table-cell office:value-type="float" office:value="6">
            <text:p>6</text:p>
          </table:table-cell>
          <table:table-cell/>
          <table:table-cell office:value-type="string">
            <text:p>PPS_1V8</text:p>
          </table:table-cell>
          <table:table-cell office:value-type="string">
            <text:p>GPS PPS</text:p>
          </table:table-cell>
          <table:table-cell office:value-type="float" office:value="6">
            <text:p>6</text:p>
          </table:table-cell>
          <table:table-cell office:value-type="string">
            <text:p>ADXRS652</text:p>
          </table:table-cell>
          <table:table-cell office:value-type="string">
            <text:p>Gyro Temp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0x68</text:p>
          </table:table-cell>
          <table:table-cell office:value-type="string">
            <text:p>ADM1191</text:p>
          </table:table-cell>
          <table:table-cell office:value-type="string">
            <text:p>SRF02 sense</text:p>
          </table:table-cell>
          <table:table-cell table:number-columns-repeated="5"/>
          <table:table-cell office:value-type="float" office:value="7">
            <text:p>7</text:p>
          </table:table-cell>
          <table:table-cell/>
          <table:table-cell office:value-type="string">
            <text:p>GRT_1V8</text:p>
          </table:table-cell>
          <table:table-cell office:value-type="string">
            <text:p>GPS RST</text:p>
          </table:table-cell>
          <table:table-cell office:value-type="float" office:value="7">
            <text:p>7</text:p>
          </table:table-cell>
          <table:table-cell office:value-type="string">
            <text:p>CDS?</text:p>
          </table:table-cell>
          <table:table-cell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x6A</text:p>
          </table:table-cell>
          <table:table-cell office:value-type="string">
            <text:p>ADM1191</text:p>
          </table:table-cell>
          <table:table-cell office:value-type="string">
            <text:p>5VDC sense</text:p>
          </table:table-cell>
          <table:table-cell table:number-columns-repeated="5"/>
          <table:table-cell office:value-type="float" office:value="8">
            <text:p>8</text:p>
          </table:table-cell>
          <table:table-cell table:number-columns-repeated="2"/>
          <table:table-cell office:value-type="string">
            <text:p>PCA9685 OE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0x6C</text:p>
          </table:table-cell>
          <table:table-cell office:value-type="string">
            <text:p>ADM1191</text:p>
          </table:table-cell>
          <table:table-cell office:value-type="string">
            <text:p>3.3VDC sense</text:p>
          </table:table-cell>
          <table:table-cell table:number-columns-repeated="12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0x6E</text:p>
          </table:table-cell>
          <table:table-cell office:value-type="string">
            <text:p>ADM1191</text:p>
          </table:table-cell>
          <table:table-cell office:value-type="string">
            <text:p>Rudder sense</text:p>
          </table:table-cell>
          <table:table-cell table:number-columns-repeated="12"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0x70</text:p>
          </table:table-cell>
          <table:table-cell office:value-type="string">
            <text:p>SRF02</text:p>
          </table:table-cell>
          <table:table-cell office:value-type="string">
            <text:p>Prox, Center</text:p>
          </table:table-cell>
          <table:table-cell table:number-columns-repeated="12"/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string">
            <text:p>0x71</text:p>
          </table:table-cell>
          <table:table-cell office:value-type="string">
            <text:p>SRF02</text:p>
          </table:table-cell>
          <table:table-cell office:value-type="string">
            <text:p>Prox, Port Forward</text:p>
          </table:table-cell>
          <table:table-cell table:number-columns-repeated="12"/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string">
            <text:p>0x72</text:p>
          </table:table-cell>
          <table:table-cell office:value-type="string">
            <text:p>SRF02</text:p>
          </table:table-cell>
          <table:table-cell office:value-type="string">
            <text:p>Prox, Starboard Forward</text:p>
          </table:table-cell>
          <table:table-cell table:number-columns-repeated="12"/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string">
            <text:p>0x73</text:p>
          </table:table-cell>
          <table:table-cell office:value-type="string">
            <text:p>SRF02</text:p>
          </table:table-cell>
          <table:table-cell office:value-type="string">
            <text:p>Prox, Port Beam</text:p>
          </table:table-cell>
          <table:table-cell table:number-columns-repeated="12"/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string">
            <text:p>0x74</text:p>
          </table:table-cell>
          <table:table-cell office:value-type="string">
            <text:p>SRF02</text:p>
          </table:table-cell>
          <table:table-cell office:value-type="string">
            <text:p>Prox, Starboard Beam</text:p>
          </table:table-cell>
          <table:table-cell table:number-columns-repeated="12"/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string">
            <text:p>0x75</text:p>
          </table:table-cell>
          <table:table-cell office:value-type="string">
            <text:p>SRF02</text:p>
          </table:table-cell>
          <table:table-cell office:value-type="string">
            <text:p>Prox, Port Flank</text:p>
          </table:table-cell>
          <table:table-cell table:number-columns-repeated="15"/>
        </table:table-row>
        <table:table-row table:style-name="ro2">
          <table:table-cell office:value-type="string">
            <text:p>0x76</text:p>
          </table:table-cell>
          <table:table-cell office:value-type="string">
            <text:p>SRF02</text:p>
          </table:table-cell>
          <table:table-cell office:value-type="string">
            <text:p>Prox, Starboard Flank</text:p>
          </table:table-cell>
          <table:table-cell table:number-columns-repeated="15"/>
        </table:table-row>
        <table:table-row table:style-name="ro1">
          <table:table-cell office:value-type="string">
            <text:p>0x77</text:p>
          </table:table-cell>
          <table:table-cell office:value-type="string">
            <text:p>BMP085</text:p>
          </table:table-cell>
          <table:table-cell office:value-type="string">
            <text:p>Skirt pressure</text:p>
          </table:table-cell>
          <table:table-cell table:number-columns-repeated="15"/>
        </table:table-row>
        <table:table-row table:style-name="ro2">
          <table:table-cell office:value-type="string">
            <text:p>0x78</text:p>
          </table:table-cell>
          <table:table-cell office:value-type="string">
            <text:p>SRF02</text:p>
          </table:table-cell>
          <table:table-cell office:value-type="string">
            <text:p>Prox, Starboard Aft</text:p>
          </table:table-cell>
          <table:table-cell table:number-columns-repeated="15"/>
        </table:table-row>
        <table:table-row table:style-name="ro2">
          <table:table-cell office:value-type="string">
            <text:p>0x79</text:p>
          </table:table-cell>
          <table:table-cell office:value-type="string">
            <text:p>SRF02</text:p>
          </table:table-cell>
          <table:table-cell office:value-type="string">
            <text:p>Prox, Port Aft</text:p>
          </table:table-cell>
          <table:table-cell table:number-columns-repeated="15"/>
        </table:table-row>
        <table:table-row table:style-name="ro1">
          <table:table-cell office:value-type="string">
            <text:p>0x7A</text:p>
          </table:table-cell>
          <table:table-cell office:value-type="string">
            <text:p>ADM1191</text:p>
          </table:table-cell>
          <table:table-cell office:value-type="string">
            <text:p>Ricochet sense</text:p>
          </table:table-cell>
          <table:table-cell table:number-columns-repeated="15"/>
        </table:table-row>
        <table:table-row table:style-name="ro1">
          <table:table-cell office:value-type="string">
            <text:p>0x7C</text:p>
          </table:table-cell>
          <table:table-cell office:value-type="string">
            <text:p>ADM1191</text:p>
          </table:table-cell>
          <table:table-cell office:value-type="string">
            <text:p>Pan sense</text:p>
          </table:table-cell>
          <table:table-cell table:number-columns-repeated="15"/>
        </table:table-row>
        <table:table-row table:style-name="ro1">
          <table:table-cell office:value-type="string">
            <text:p>0x7E</text:p>
          </table:table-cell>
          <table:table-cell office:value-type="string">
            <text:p>ADM1191</text:p>
          </table:table-cell>
          <table:table-cell office:value-type="string">
            <text:p>Tilt sense</text:p>
          </table:table-cell>
          <table:table-cell table:number-columns-repeated="15"/>
        </table:table-row>
        <table:table-row table:style-name="ro1" table:number-rows-repeated="104854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1" table:target-range-address="Connection.A2:Connection.C2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3T23:15:50</meta:creation-date>
    <meta:generator>LibreOffice/3.5$Linux_X86_64 LibreOffice_project/350m1$Build-2</meta:generator>
    <dc:date>2012-07-10T20:33:03</dc:date>
    <meta:editing-duration>PT6H24M56S</meta:editing-duration>
    <meta:editing-cycles>24</meta:editing-cycles>
    <meta:document-statistic meta:table-count="2" meta:cell-count="294" meta:object-count="0"/>
  </office:meta>
</office:document-meta>
</file>